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Courier 10 pitch" svg:font-family="'Courier 10 pitch'"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in" fo:margin-left="0.0313in" table:align="left"/>
    </style:style>
    <style:style style:name="Table1.A" style:family="table-column">
      <style:table-column-properties style:column-width="5.3333in"/>
    </style:style>
    <style:style style:name="Table1.B" style:family="table-column">
      <style:table-column-properties style:column-width="0.6667in"/>
    </style:style>
    <style:style style:name="Table1.A1" style:family="table-cell">
      <style:table-cell-properties style:vertical-align="middle" fo:padding="0.0382in" fo:border="none"/>
    </style:style>
    <style:style style:name="Table2" style:family="table">
      <style:table-properties style:width="6.5in" fo:margin-left="0.0313in" table:align="left"/>
    </style:style>
    <style:style style:name="Table2.A" style:family="table-column">
      <style:table-column-properties style:column-width="5.7778in"/>
    </style:style>
    <style:style style:name="Table2.B" style:family="table-column">
      <style:table-column-properties style:column-width="0.7222in"/>
    </style:style>
    <style:style style:name="Table2.A1" style:family="table-cell">
      <style:table-cell-properties style:vertical-align="middle" fo:padding="0.0382in" fo:border="none"/>
    </style:style>
    <style:style style:name="Table3" style:family="table">
      <style:table-properties style:width="6.5in" fo:margin-left="0.0313in" table:align="left"/>
    </style:style>
    <style:style style:name="Table3.A" style:family="table-column">
      <style:table-column-properties style:column-width="5.7778in"/>
    </style:style>
    <style:style style:name="Table3.B" style:family="table-column">
      <style:table-column-properties style:column-width="0.7222in"/>
    </style:style>
    <style:style style:name="Table3.A1" style:family="table-cell">
      <style:table-cell-properties style:vertical-align="middle" fo:padding="0.0382in" fo:border="none"/>
    </style:style>
    <style:style style:name="Table4" style:family="table">
      <style:table-properties style:width="6.5in" fo:margin-left="0.0313in" table:align="left"/>
    </style:style>
    <style:style style:name="Table4.A" style:family="table-column">
      <style:table-column-properties style:column-width="5.7778in"/>
    </style:style>
    <style:style style:name="Table4.B" style:family="table-column">
      <style:table-column-properties style:column-width="0.7222in"/>
    </style:style>
    <style:style style:name="Table4.A1" style:family="table-cell">
      <style:table-cell-properties style:vertical-align="middle" fo:padding="0.0382in" fo:border="none"/>
    </style:style>
    <style:style style:name="Table5" style:family="table">
      <style:table-properties style:width="6.5in" fo:margin-left="0.0313in" table:align="left"/>
    </style:style>
    <style:style style:name="Table5.A" style:family="table-column">
      <style:table-column-properties style:column-width="5.7778in"/>
    </style:style>
    <style:style style:name="Table5.B" style:family="table-column">
      <style:table-column-properties style:column-width="0.7222in"/>
    </style:style>
    <style:style style:name="Table5.A1" style:family="table-cell">
      <style:table-cell-properties style:vertical-align="middle" fo:padding="0.0382in" fo:border="none"/>
    </style:style>
    <style:style style:name="Table6" style:family="table">
      <style:table-properties style:width="6.5in" fo:margin-left="0.0313in" table:align="left"/>
    </style:style>
    <style:style style:name="Table6.A" style:family="table-column">
      <style:table-column-properties style:column-width="5.7778in"/>
    </style:style>
    <style:style style:name="Table6.B" style:family="table-column">
      <style:table-column-properties style:column-width="0.7222in"/>
    </style:style>
    <style:style style:name="Table6.A1" style:family="table-cell">
      <style:table-cell-properties style:vertical-align="middle" fo:padding="0.0382in" fo:border="none"/>
    </style:style>
    <style:style style:name="Table7" style:family="table">
      <style:table-properties style:width="6.5in" fo:margin-left="0.0313in" table:align="left"/>
    </style:style>
    <style:style style:name="Table7.A" style:family="table-column">
      <style:table-column-properties style:column-width="5.7778in"/>
    </style:style>
    <style:style style:name="Table7.B" style:family="table-column">
      <style:table-column-properties style:column-width="0.7222in"/>
    </style:style>
    <style:style style:name="Table7.A1" style:family="table-cell">
      <style:table-cell-properties style:vertical-align="middle" fo:padding="0.0382in" fo:border="none"/>
    </style:style>
    <style:style style:name="Table8" style:family="table">
      <style:table-properties style:width="6.5in" fo:margin-left="0.0313in" table:align="left"/>
    </style:style>
    <style:style style:name="Table8.A" style:family="table-column">
      <style:table-column-properties style:column-width="5.7778in"/>
    </style:style>
    <style:style style:name="Table8.B" style:family="table-column">
      <style:table-column-properties style:column-width="0.7222in"/>
    </style:style>
    <style:style style:name="Table8.A1" style:family="table-cell">
      <style:table-cell-properties style:vertical-align="middle" fo:padding="0.0382in" fo:border="none"/>
    </style:style>
    <style:style style:name="Table9" style:family="table">
      <style:table-properties style:width="6.5in" fo:margin-left="0.0313in" table:align="left"/>
    </style:style>
    <style:style style:name="Table9.A" style:family="table-column">
      <style:table-column-properties style:column-width="5.7778in"/>
    </style:style>
    <style:style style:name="Table9.B" style:family="table-column">
      <style:table-column-properties style:column-width="0.7222in"/>
    </style:style>
    <style:style style:name="Table9.A1" style:family="table-cell">
      <style:table-cell-properties style:vertical-align="middle" fo:padding="0.0382in" fo:border="none"/>
    </style:style>
    <style:style style:name="Table10" style:family="table">
      <style:table-properties style:width="6.5in" fo:margin-left="0.0313in" table:align="left"/>
    </style:style>
    <style:style style:name="Table10.A" style:family="table-column">
      <style:table-column-properties style:column-width="5.7778in"/>
    </style:style>
    <style:style style:name="Table10.B" style:family="table-column">
      <style:table-column-properties style:column-width="0.7222in"/>
    </style:style>
    <style:style style:name="Table10.A1" style:family="table-cell">
      <style:table-cell-properties style:vertical-align="middle" fo:padding="0.0382in" fo:border="none"/>
    </style:style>
    <style:style style:name="Table11" style:family="table">
      <style:table-properties style:width="6.5in" fo:margin-left="0.0313in" table:align="left"/>
    </style:style>
    <style:style style:name="Table11.A" style:family="table-column">
      <style:table-column-properties style:column-width="5.7778in"/>
    </style:style>
    <style:style style:name="Table11.B" style:family="table-column">
      <style:table-column-properties style:column-width="0.7222in"/>
    </style:style>
    <style:style style:name="Table11.A1" style:family="table-cell">
      <style:table-cell-properties style:vertical-align="middle" fo:padding="0.0382in" fo:border="none"/>
    </style:style>
    <style:style style:name="Table12" style:family="table">
      <style:table-properties style:width="6.5in" fo:margin-left="0.0313in" table:align="left"/>
    </style:style>
    <style:style style:name="Table12.A" style:family="table-column">
      <style:table-column-properties style:column-width="5.7778in"/>
    </style:style>
    <style:style style:name="Table12.B" style:family="table-column">
      <style:table-column-properties style:column-width="0.7222in"/>
    </style:style>
    <style:style style:name="Table12.A1" style:family="table-cell">
      <style:table-cell-properties style:vertical-align="middle" fo:padding="0.0382in" fo:border="none"/>
    </style:style>
    <style:style style:name="Table13" style:family="table">
      <style:table-properties style:width="6.5in" fo:margin-left="0.0313in" table:align="left"/>
    </style:style>
    <style:style style:name="Table13.A" style:family="table-column">
      <style:table-column-properties style:column-width="5.7778in"/>
    </style:style>
    <style:style style:name="Table13.B" style:family="table-column">
      <style:table-column-properties style:column-width="0.7222in"/>
    </style:style>
    <style:style style:name="Table13.A1" style:family="table-cell">
      <style:table-cell-properties style:vertical-align="middle" fo:padding="0.0382in" fo:border="none"/>
    </style:style>
    <style:style style:name="Table14" style:family="table">
      <style:table-properties style:width="6.5in" fo:margin-left="0.0313in" table:align="left"/>
    </style:style>
    <style:style style:name="Table14.A" style:family="table-column">
      <style:table-column-properties style:column-width="5.7778in"/>
    </style:style>
    <style:style style:name="Table14.B" style:family="table-column">
      <style:table-column-properties style:column-width="0.7222in"/>
    </style:style>
    <style:style style:name="Table14.A1" style:family="table-cell">
      <style:table-cell-properties style:vertical-align="middle" fo:padding="0.0382in" fo:border="none"/>
    </style:style>
    <style:style style:name="Table15" style:family="table">
      <style:table-properties style:width="6.5in" fo:margin-left="0.0313in" table:align="left"/>
    </style:style>
    <style:style style:name="Table15.A" style:family="table-column">
      <style:table-column-properties style:column-width="5.7778in"/>
    </style:style>
    <style:style style:name="Table15.B" style:family="table-column">
      <style:table-column-properties style:column-width="0.7222in"/>
    </style:style>
    <style:style style:name="Table15.A1" style:family="table-cell">
      <style:table-cell-properties style:vertical-align="middle" fo:padding="0.0382in" fo:border="none"/>
    </style:style>
    <style:style style:name="P1" style:family="paragraph" style:parent-style-name="Text_20_body">
      <style:paragraph-properties fo:text-align="center" style:justify-single-word="false"/>
      <style:text-properties fo:font-size="20pt" style:font-size-asian="20pt" style:font-size-complex="20pt"/>
    </style:style>
    <style:style style:name="P2"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3" style:family="paragraph" style:parent-style-name="Text_20_body">
      <style:text-properties fo:font-size="12pt" style:font-size-asian="12pt"/>
    </style:style>
    <style:style style:name="P4" style:family="paragraph" style:parent-style-name="Text_20_body">
      <style:paragraph-properties fo:text-align="center" style:justify-single-word="false"/>
      <style:text-properties fo:font-size="12pt" style:font-size-asian="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margin-left="0.4925in" fo:margin-right="0in" fo:margin-top="0in" fo:margin-bottom="0in" fo:text-indent="0in" style:auto-text-indent="false">
        <style:tab-stops/>
      </style:paragraph-properties>
    </style:style>
    <style:style style:name="P8" style:family="paragraph" style:parent-style-name="Contents_20_Heading">
      <style:paragraph-properties>
        <style:tab-stops>
          <style:tab-stop style:position="6in" style:type="right" style:leader-style="dotted" style:leader-text="."/>
        </style:tab-stops>
      </style:paragraph-properties>
    </style:style>
    <style:style style:name="P9" style:family="paragraph" style:parent-style-name="Contents_20_1">
      <style:paragraph-properties>
        <style:tab-stops>
          <style:tab-stop style:position="6in" style:type="right" style:leader-style="dotted" style:leader-text="."/>
        </style:tab-stops>
      </style:paragraph-properties>
    </style:style>
    <style:style style:name="P10" style:family="paragraph" style:parent-style-name="Contents_20_2">
      <style:paragraph-properties>
        <style:tab-stops>
          <style:tab-stop style:position="5.8035in" style:type="right" style:leader-style="dotted" style:leader-text="."/>
        </style:tab-stops>
      </style:paragraph-properties>
    </style:style>
    <style:style style:name="P11" style:family="paragraph" style:parent-style-name="Contents_20_3">
      <style:paragraph-properties>
        <style:tab-stops>
          <style:tab-stop style:position="5.6071in" style:type="right" style:leader-style="dotted" style:leader-text="."/>
        </style:tab-stops>
      </style:paragraph-propertie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Standard">
      <style:paragraph-properties style:text-autospace="none"/>
    </style:style>
    <style:style style:name="P15" style:family="paragraph" style:parent-style-name="Code">
      <style:text-properties style:font-name="Courier 10 pitch"/>
    </style:style>
    <style:style style:name="P16" style:family="paragraph" style:parent-style-name="Code">
      <style:paragraph-properties fo:margin-left="0in" fo:margin-right="0in" fo:text-indent="0in" style:auto-text-indent="false">
        <style:tab-stops/>
      </style:paragraph-properties>
    </style:style>
    <style:style style:name="P17" style:family="paragraph" style:parent-style-name="Text_20_body" style:master-page-name="MPF0">
      <style:paragraph-properties style:page-number="auto" fo:break-before="page"/>
    </style:style>
    <style:style style:name="P18" style:family="paragraph" style:parent-style-name="Text_20_body" style:master-page-name="MPF1">
      <style:paragraph-properties style:page-number="auto" fo:break-before="page"/>
      <style:text-properties fo:font-size="12pt" style:font-size-asian="12pt"/>
    </style:style>
    <style:style style:name="P19" style:family="paragraph" style:parent-style-name="Text_20_body" style:master-page-name="MPF2">
      <style:paragraph-properties style:page-number="auto"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font-name="Courier New"/>
    </style:style>
    <style:style style:name="T3" style:family="text">
      <style:text-properties style:font-name="Courier New" style:font-name-complex="Courier New"/>
    </style:style>
    <style:style style:name="T4" style:family="text">
      <style:text-properties style:language-complex="en" style:country-complex="US"/>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name="Courier 10 pitch"/>
    </style:style>
    <style:style style:name="T8" style:family="text">
      <style:text-properties style:text-position="super 67%"/>
    </style:style>
    <style:style style:name="T9" style:family="text">
      <style:text-properties style:font-name="Nimbus Roman No9 L"/>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style:text-properties style:font-name="StarSymbol"/>
      </text:list-level-style-bullet>
      <text:list-level-style-bullet text:level="2" text:style-name="WW_5f_CharLFO3LVL2" text:bullet-char="◦">
        <style:list-level-properties/>
        <style:text-properties style:font-name="StarSymbol"/>
      </text:list-level-style-bullet>
      <text:list-level-style-bullet text:level="3" text:style-name="WW_5f_CharLFO3LVL3" text:bullet-char="▪">
        <style:list-level-properties/>
        <style:text-properties style:font-name="StarSymbol"/>
      </text:list-level-style-bullet>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style:text-properties style:font-name="StarSymbol"/>
      </text:list-level-style-bullet>
      <text:list-level-style-bullet text:level="2" text:style-name="WW_5f_CharLFO5LVL2" text:bullet-char="◦">
        <style:list-level-properties/>
        <style:text-properties style:font-name="StarSymbol"/>
      </text:list-level-style-bullet>
      <text:list-level-style-bullet text:level="3" text:style-name="WW_5f_CharLFO5LVL3" text:bullet-char="▪">
        <style:list-level-properties/>
        <style:text-properties style:font-name="StarSymbol"/>
      </text:list-level-style-bullet>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style:text-properties style:font-name="StarSymbol"/>
      </text:list-level-style-bullet>
      <text:list-level-style-bullet text:level="2" text:style-name="WW_5f_CharLFO6LVL2" text:bullet-char="◦">
        <style:list-level-properties/>
        <style:text-properties style:font-name="StarSymbol"/>
      </text:list-level-style-bullet>
      <text:list-level-style-bullet text:level="3" text:style-name="WW_5f_CharLFO6LVL3" text:bullet-char="▪">
        <style:list-level-properties/>
        <style:text-properties style:font-name="StarSymbol"/>
      </text:list-level-style-bullet>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style:text-properties style:font-name="StarSymbol"/>
      </text:list-level-style-bullet>
      <text:list-level-style-bullet text:level="2" text:style-name="WW_5f_CharLFO7LVL2" text:bullet-char="◦">
        <style:list-level-properties/>
        <style:text-properties style:font-name="StarSymbol"/>
      </text:list-level-style-bullet>
      <text:list-level-style-bullet text:level="3" text:style-name="WW_5f_CharLFO7LVL3" text:bullet-char="▪">
        <style:list-level-properties/>
        <style:text-properties style:font-name="StarSymbol"/>
      </text:list-level-style-bullet>
      <text:list-level-style-bullet text:level="4" text:style-name="WW_5f_CharLFO7LVL4" text:bullet-char="•">
        <style:list-level-properties/>
        <style:text-properties style:font-name="StarSymbol"/>
      </text:list-level-style-bullet>
      <text:list-level-style-bullet text:level="5" text:style-name="WW_5f_CharLFO7LVL5" text:bullet-char="◦">
        <style:list-level-properties/>
        <style:text-properties style:font-name="StarSymbol"/>
      </text:list-level-style-bullet>
      <text:list-level-style-bullet text:level="6" text:style-name="WW_5f_CharLFO7LVL6" text:bullet-char="▪">
        <style:list-level-properties/>
        <style:text-properties style:font-name="StarSymbol"/>
      </text:list-level-style-bullet>
      <text:list-level-style-bullet text:level="7" text:style-name="WW_5f_CharLFO7LVL7" text:bullet-char="•">
        <style:list-level-properties/>
        <style:text-properties style:font-name="StarSymbol"/>
      </text:list-level-style-bullet>
      <text:list-level-style-bullet text:level="8" text:style-name="WW_5f_CharLFO7LVL8" text:bullet-char="◦">
        <style:list-level-properties/>
        <style:text-properties style:font-name="StarSymbol"/>
      </text:list-level-style-bullet>
      <text:list-level-style-bullet text:level="9" text:style-name="WW_5f_CharLFO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style:text-properties style:font-name="StarSymbol"/>
      </text:list-level-style-bullet>
      <text:list-level-style-bullet text:level="2" text:style-name="WW_5f_CharLFO8LVL2" text:bullet-char="◦">
        <style:list-level-properties/>
        <style:text-properties style:font-name="StarSymbol"/>
      </text:list-level-style-bullet>
      <text:list-level-style-bullet text:level="3" text:style-name="WW_5f_CharLFO8LVL3" text:bullet-char="▪">
        <style:list-level-properties/>
        <style:text-properties style:font-name="StarSymbol"/>
      </text:list-level-style-bullet>
      <text:list-level-style-bullet text:level="4" text:style-name="WW_5f_CharLFO8LVL4" text:bullet-char="•">
        <style:list-level-properties/>
        <style:text-properties style:font-name="StarSymbol"/>
      </text:list-level-style-bullet>
      <text:list-level-style-bullet text:level="5" text:style-name="WW_5f_CharLFO8LVL5" text:bullet-char="◦">
        <style:list-level-properties/>
        <style:text-properties style:font-name="StarSymbol"/>
      </text:list-level-style-bullet>
      <text:list-level-style-bullet text:level="6" text:style-name="WW_5f_CharLFO8LVL6" text:bullet-char="▪">
        <style:list-level-properties/>
        <style:text-properties style:font-name="StarSymbol"/>
      </text:list-level-style-bullet>
      <text:list-level-style-bullet text:level="7" text:style-name="WW_5f_CharLFO8LVL7" text:bullet-char="•">
        <style:list-level-properties/>
        <style:text-properties style:font-name="StarSymbol"/>
      </text:list-level-style-bullet>
      <text:list-level-style-bullet text:level="8" text:style-name="WW_5f_CharLFO8LVL8" text:bullet-char="◦">
        <style:list-level-properties/>
        <style:text-properties style:font-name="StarSymbol"/>
      </text:list-level-style-bullet>
      <text:list-level-style-bullet text:level="9" text:style-name="WW_5f_CharLFO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StarSymbol"/>
      </text:list-level-style-bullet>
      <text:list-level-style-bullet text:level="2" text:style-name="WW_5f_CharLFO9LVL2" text:bullet-char="◦">
        <style:list-level-properties/>
        <style:text-properties style:font-name="StarSymbol"/>
      </text:list-level-style-bullet>
      <text:list-level-style-bullet text:level="3" text:style-name="WW_5f_CharLFO9LVL3" text:bullet-char="▪">
        <style:list-level-properties/>
        <style:text-properties style:font-name="StarSymbol"/>
      </text:list-level-style-bullet>
      <text:list-level-style-bullet text:level="4" text:style-name="WW_5f_CharLFO9LVL4" text:bullet-char="•">
        <style:list-level-properties/>
        <style:text-properties style:font-name="StarSymbol"/>
      </text:list-level-style-bullet>
      <text:list-level-style-bullet text:level="5" text:style-name="WW_5f_CharLFO9LVL5" text:bullet-char="◦">
        <style:list-level-properties/>
        <style:text-properties style:font-name="StarSymbol"/>
      </text:list-level-style-bullet>
      <text:list-level-style-bullet text:level="6" text:style-name="WW_5f_CharLFO9LVL6" text:bullet-char="▪">
        <style:list-level-properties/>
        <style:text-properties style:font-name="StarSymbol"/>
      </text:list-level-style-bullet>
      <text:list-level-style-bullet text:level="7" text:style-name="WW_5f_CharLFO9LVL7" text:bullet-char="•">
        <style:list-level-properties/>
        <style:text-properties style:font-name="StarSymbol"/>
      </text:list-level-style-bullet>
      <text:list-level-style-bullet text:level="8" text:style-name="WW_5f_CharLFO9LVL8" text:bullet-char="◦">
        <style:list-level-properties/>
        <style:text-properties style:font-name="StarSymbol"/>
      </text:list-level-style-bullet>
      <text:list-level-style-bullet text:level="9" text:style-name="WW_5f_CharLFO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ext_20_body"/>
      <text:p text:style-name="Text_20_body"/>
      <text:p text:style-name="Text_20_body"/>
      <text:p text:style-name="Text_20_body"/>
      <text:p text:style-name="Text_20_body"/>
      <text:p text:style-name="P1"/>
      <text:p text:style-name="P1"/>
      <text:p text:style-name="P1"/>
      <text:p text:style-name="P2">Getting Started with</text:p>
      <text:p text:style-name="P2"><text:s/>Numerical Computation in</text:p>
      <text:p text:style-name="P2">MADNESS</text:p>
      <text:p text:style-name="P1"/>
      <text:p text:style-name="P1"/>
      <text:p text:style-name="P1"/>
      <text:p text:style-name="P1"/>
      <text:p text:style-name="P1"/>
      <text:p text:style-name="P1"/>
      <text:p text:style-name="P1"/>
      <text:p text:style-name="P1"/>
      <text:p text:style-name="P1"/>
      <text:p text:style-name="P4">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7">Robert J. Harrison</text:p>
      <text:p text:style-name="P7">Oak Ridge National Laboratory</text:p>
      <text:p text:style-name="P7">One Bethel Valley Road</text:p>
      <text:p text:style-name="P7">P.O. Box 2008, MS-6367</text:p>
      <text:p text:style-name="P7">Oak Ridge, TN 37831</text:p>
      <text:p text:style-name="P7"/>
      <text:p text:style-name="P7">email: harrisonrj@ornl.gov</text:p>
      <text:p text:style-name="P7">tel: 865-241-3937</text:p>
      <text:p text:style-name="P3"><text:tab/>fax: 865-572-0680</text:p>
      <text:p text:style-name="P18"/>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able of Contents</text:p>
          <text:p text:style-name="P9">1 <text:s/>What is MADNESS and what can you do with it? <text:tab/>4</text:p>
          <text:p text:style-name="P9">2 <text:s/>Basics <text:tab/>5</text:p>
          <text:p text:style-name="P9">3 <text:s/>From math to C++ to numerical computation <text:tab/>5</text:p>
          <text:p text:style-name="P10">3.1 <text:s/>Step 1 – translating from Math to C++ <text:tab/>6</text:p>
          <text:p text:style-name="P10">3.2 <text:s/>Steps 2, 3 and 7 – initializing and finalizing the MADNESS environment <text:tab/>6</text:p>
          <text:p text:style-name="P10">3.3 <text:s/>Step 4 – generating a numerical representation <text:tab/>7</text:p>
          <text:p text:style-name="P10">3.4 <text:s/>Step 5 – computing the integral <text:tab/>8</text:p>
          <text:p text:style-name="P10">3.5 <text:s/>Step 6 – printing the result <text:tab/>8</text:p>
          <text:p text:style-name="P10">3.6 <text:s/>The complete program <text:tab/>8</text:p>
          <text:p text:style-name="P10">3.7 <text:s/>Step 8 – compiling your program <text:tab/>9</text:p>
          <text:p text:style-name="P10">3.8 <text:s/>Step 9 – running your program <text:tab/>9</text:p>
          <text:p text:style-name="P11">3.8.1 <text:s/>On a single workstation or laptop<text:tab/>9</text:p>
          <text:p text:style-name="P11">3.8.2 <text:s/>On a parallel computer using MPI (distributed or shared memory)<text:tab/>10</text:p>
          <text:p text:style-name="P9">4 <text:s/>Defaults for functions <text:tab/>10</text:p>
          <text:p text:style-name="P9">5 <text:s/>Boundary conditions <text:tab/>10</text:p>
          <text:p text:style-name="P9">6 <text:s/>Differentiation, multiplication, inner products – e.g., energy of the hydrogen atom <text:tab/>11</text:p>
          <text:p text:style-name="P10">6.1 <text:s/>Differentiation <text:tab/>11</text:p>
          <text:p text:style-name="P10">6.2 <text:s/>Multiplication, addition, subtraction of functions <text:tab/>11</text:p>
          <text:p text:style-name="P10">6.3 <text:s/>Inner products <text:tab/>12</text:p>
          <text:p text:style-name="P9">7 <text:s/>Integral operators – e.g., solution of Laplace or Poisson’s equations <text:tab/>12</text:p>
          <text:p text:style-name="P9">8 <text:s/>Operations on vectors of functions – e.g., calculating multiple eigenfunctions <text:tab/>12</text:p>
          <text:p text:style-name="P9">9 <text:s/>Moving functions to/from disk <text:tab/>13</text:p>
          <text:p text:style-name="P9">10 <text:s/>Plotting <text:tab/>14</text:p>
          <text:p text:style-name="P10">10.1 <text:s/>OpenDX <text:tab/>14</text:p>
          <text:p text:style-name="P10">10.2 <text:s/>Line plots <text:tab/>14</text:p>
          <text:p text:style-name="P10">10.3 <text:s/>VTK format and Paraview <text:tab/>15</text:p>
          <text:p text:style-name="P9">11 <text:s/>Load and memory balancing <text:tab/>16</text:p>
          <text:p text:style-name="P9">12 <text:s/>How to “think” MADNESS <text:tab/>17</text:p>
          <text:p text:style-name="P10">12.1 <text:s/>Solve the integral equation <text:tab/>17</text:p>
          <text:p text:style-name="P10">12.2 <text:s/>Carefully analyze discontinuities, noise, singularities, and asymptotic forms <text:tab/>18</text:p>
          <text:p text:style-name="P10">12.3 <text:s/>Robustly trade precision for speed <text:tab/>20</text:p>
          <text:p text:style-name="P10">12.4 <text:s/>Choice of polynomial order (k) <text:tab/>20</text:p>
          <text:p text:style-name="P9">13 <text:s/>Environment variables <text:tab/>20</text:p>
          <text:p text:style-name="P9">14 <text:s/>Troubleshooting. <text:tab/>20</text:p>
          <text:p text:style-name="P9">15 <text:s/>Viewing and editing this document <text:tab/>20</text:p>
        </text:index-body>
      </text:table-of-content>
      <text:p text:style-name="Text_20_body"/>
      <text:p text:style-name="P3"/>
      <text:p text:style-name="P19"/>
      <text:p text:style-name="Text_20_body">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Default_20_Paragraph_20_Font"><text:span text:style-name="T1">m</text:span></text:span>ultiresolution <text:span text:style-name="Default_20_Paragraph_20_Font"><text:span text:style-name="T1">ad</text:span></text:span>aptive <text:span text:style-name="Default_20_Paragraph_20_Font"><text:span text:style-name="T1">n</text:span></text:span>umerical <text:span text:style-name="Default_20_Paragraph_20_Font"><text:span text:style-name="T1">e</text:span></text:span>nvironment for <text:span text:style-name="Default_20_Paragraph_20_Font"><text:span text:style-name="T1">s</text:span></text:span>cientific <text:span text:style-name="Default_20_Paragraph_20_Font"><text:span text:style-name="T1">s</text:span></text:span>imulation. It is trying to address the following issues</text:p>
      <text:list xml:id="list41618943" text:style-name="L1">
        <text:list-item>
          <text:p text:style-name="P20">raising the level of composition of scientific applications, making it faster/easier to craft robust/correct solutions to new problems,</text:p>
        </text:list-item>
        <text:list-item>
          <text:p text:style-name="P20">computing using functions and operators instead of just numbers, vectors and matrices,</text:p>
        </text:list-item>
        <text:list-item>
          <text:p text:style-name="P20">providing fast and accurate solutions for a variety of differential and integral equations in 1 to 6 dimensions (and perhaps higher), and</text:p>
        </text:list-item>
        <text:list-item>
          <text:p text:style-name="P20">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text:p>
      <table:table table:name="Table1" table:style-name="Table1">
        <table:table-column table:style-name="Table1.A"/>
        <table:table-column table:style-name="Table1.B"/>
        <table:table-header-rows>
          <table:table-row>
            <table:table-cell table:style-name="Table1.A1" office:value-type="string">
              <text:p text:style-name="P12"/>
            </table:table-cell>
            <table:table-cell table:style-name="Table1.A1" office:value-type="string">
              <text:p text:style-name="P13">(1)</text:p>
            </table:table-cell>
          </table:table-row>
        </table:table-header-rows>
      </table:table>
      <text:p text:style-name="Text_20_body">in three dimensions is just</text:p>
      <text:p text:style-name="Code">real_function_3d dpsidx = Dx(psi);</text:p>
      <text:p text:style-name="Code">double result = 0.5*inner(dpsidx,dpsidx) + <text:tab/><text:tab/><text:tab/>inner(V(x),psi*psi);</text:p>
      <text:p text:style-name="Text_20_body">where <text:span text:style-name="Default_20_Paragraph_20_Font"><text:span text:style-name="T2">psi</text:span></text:span> is a 3-D function and <text:span text:style-name="Default_20_Paragraph_20_Font"><text:span text:style-name="T2">Dx(psi)</text:span></text:span> takes the derivative of <text:span text:style-name="Default_20_Paragraph_20_Font"><text:span text:style-name="T2">psi</text:span></text:span> in the <text:span text:style-name="Default_20_Paragraph_20_Font"><text:span text:style-name="T4"><text:s/></text:span></text:span>direction (see below for how to make the derivative operator). The <text:span text:style-name="Default_20_Paragraph_20_Font"><text:span text:style-name="T2">inner</text:span></text:span> method computes the <text:s/>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Text_20_body">In the following, we introduce MADNESS using problems of increasing complexity to accomplish standard tasks and to discuss topics that are central to effective use of MADNESS.</text:p>
      <text:h text:style-name="Heading_20_1" text:outline-level="1"><text:soft-page-break/>Basics</text:h>
      <text:p text:style-name="Text_20_body">Documentation and instructions exists in several places</text:p>
      <text:list xml:id="list41611874" text:style-name="L2">
        <text:list-item>
          <text:p text:style-name="P21">the <text:span text:style-name="Default_20_Paragraph_20_Font"><text:span text:style-name="T2">doc</text:span></text:span> directory,</text:p>
        </text:list-item>
        <text:list-item>
          <text:p text:style-name="P21">the <text:a xlink:type="simple" xlink:href="http://www.doxygen.org/" office:target-frame-name="_top" xlink:show="replace"><text:span text:style-name="Default_20_Paragraph_20_Font"><text:span text:style-name="T2">doxygen</text:span></text:span></text:a> generated documentation, and</text:p>
        </text:list-item>
        <text:list-item>
          <text:p text:style-name="P21">the <text:a xlink:type="simple" xlink:href="http://code.google.com/p/m-a-d-n-e-s-s/" office:target-frame-name="_top" xlink:show="replace">project wiki</text:a>.</text:p>
        </text:list-item>
      </text:list>
      <text:p text:style-name="Text_20_body">For basic computing with MADNESS functions, the only header file that you should need to include is <text:span text:style-name="Default_20_Paragraph_20_Font"><text:span text:style-name="T2">&lt;mra/mra.h&gt;</text:span></text:span>. Advanced programs may need a few others. You should include the directory in the include path to avoid possible conflicts with similarly named files from other packages. <text:s/>In the following documentation <text:span text:style-name="Default_20_Paragraph_20_Font"><text:span text:style-name="T2">trunk</text:span></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notably this one dimensional integral.</text:p>
      <table:table table:name="Table2" table:style-name="Table2">
        <table:table-column table:style-name="Table2.A"/>
        <table:table-column table:style-name="Table2.B"/>
        <table:table-header-rows>
          <table:table-row>
            <table:table-cell table:style-name="Table2.A1" office:value-type="string">
              <text:p text:style-name="P12"/>
            </table:table-cell>
            <table:table-cell table:style-name="Table2.A1" office:value-type="string">
              <text:p text:style-name="P13">(2)</text:p>
            </table:table-cell>
          </table:table-row>
        </table:table-header-rows>
      </table:table>
      <text:p text:style-name="Text_20_body">The corresponding code is in <text:span text:style-name="Default_20_Paragraph_20_Font"><text:span text:style-name="T2">trunk/src/apps/examples/sininteg.cc</text:span></text:span>, and we will go through this first example in gory detail. The main steps will be</text:p>
      <text:list xml:id="list41613845" text:style-name="L3">
        <text:list-item>
          <text:p text:style-name="P22">translating the function from math to C++ to be called by MADNESS</text:p>
        </text:list-item>
        <text:list-item>
          <text:p text:style-name="P22">initializing the MADNESS parallel runtime</text:p>
        </text:list-item>
        <text:list-item>
          <text:p text:style-name="P22">initializing the MADNESS numerical environment</text:p>
        </text:list-item>
        <text:list-item>
          <text:p text:style-name="P22">generating a numerical representation from the C++ function</text:p>
        </text:list-item>
        <text:list-item>
          <text:p text:style-name="P22">computing the integral</text:p>
        </text:list-item>
        <text:list-item>
          <text:p text:style-name="P22">printing the result</text:p>
        </text:list-item>
        <text:list-item>
          <text:p text:style-name="P22">terminating the MADNESS parallel runtime</text:p>
        </text:list-item>
        <text:list-item>
          <text:p text:style-name="P22">compiling your program</text:p>
        </text:list-item>
        <text:list-item>
          <text:p text:style-name="P22">running your program</text:p>
        </text:list-item>
      </text:list>
      <text:h text:style-name="Heading_20_2" text:outline-level="2">Step 1 – translating from Math to C++</text:h>
      <text:p text:style-name="Text_20_body">MADNESS generates a numerical representation of a function () by projecting into its internal, orthonormal basis , see the implementation notes for more detail. This involves computing many integrals of the form</text:p>
      <table:table table:name="Table3" table:style-name="Table3">
        <table:table-column table:style-name="Table3.A"/>
        <table:table-column table:style-name="Table3.B"/>
        <table:table-header-rows>
          <table:table-row>
            <table:table-cell table:style-name="Table3.A1" office:value-type="string">
              <text:p text:style-name="P12"/>
            </table:table-cell>
            <table:table-cell table:style-name="Table3.A1" office:value-type="string">
              <text:p text:style-name="P13">(3)</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where is a 1-D coordinate. <text:s/>The example code looks like</text:p>
      <text:p text:style-name="Code">double myf(const coord_1d&amp; r) {</text:p>
      <text:p text:style-name="Code"><text:s text:c="4"/>return std::sin(r[0]);</text:p>
      <text:p text:style-name="Code"><text:soft-page-break/>}</text:p>
      <text:p text:style-name="Text_20_body">If your function were in 3-D it would be passed a <text:span text:style-name="Default_20_Paragraph_20_Font"><text:span text:style-name="T2">coord_3d</text:span></text:span> that would have 3 elements (0, 1, and 2) that you might interpret as or or something else as defined by your problem. A very useful capability of both Maple and Mathematica is to generate C from expressions or functions, though the resulting code often requires a little cleanup.</text:p>
      <text:p text:style-name="Text_20_body"><text:span text:style-name="Default_20_Paragraph_20_Font"><text:span text:style-name="T5">Important: </text:span></text:span>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p>
      <text:p text:style-name="Text_20_body"><text:span text:style-name="Default_20_Paragraph_20_Font"><text:span text:style-name="T5">Important:</text:span></text:span> MADNESS will call your function from multiple threads in order to use multi-core processors efficiently, so the code for your function should be thread safe. It should not modify static (Fortran keyword <text:span text:style-name="Default_20_Paragraph_20_Font"><text:span text:style-name="T2">save</text:span></text:span>)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 text:style-name="Default_20_Paragraph_20_Font"><text:span text:style-name="T2">MAD_NUM_THREADS</text:span></text:span> set to one.</text:p>
      <text:p text:style-name="Text_20_body"><text:span text:style-name="Default_20_Paragraph_20_Font"><text:span text:style-name="T5">Important: </text:span></text:span>If you are using the AMD math library ACML, do not set the environmental variable <text:span text:style-name="Default_20_Paragraph_20_Font"><text:span text:style-name="T2">OMP_NUM_THREADS</text:span></text:span> (or set it to one).</text:p>
      <text:h text:style-name="Heading_20_2" text:outline-level="2">Steps 2, 3 and 7 – initializing and finalizing the MADNESS environment</text:h>
      <text:p text:style-name="Text_20_body">MADNESS has its own parallel runtime environment that is fully compatible with the Message Passing Interface (MPI). Just as for MPI, the MADNESS runtime must be initialized at the start and cleaned up at the end. Here is the simplest parallel program using MADNESS.</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Default_20_Paragraph_20_Font"><text:span text:style-name="T2">World</text:span></text:span> object in MADNESS is similar to an MPI communicator (each <text:span text:style-name="Default_20_Paragraph_20_Font"><text:span text:style-name="T2">World</text:span></text:span> is associated with a communicator) but contains all of the information necessary to provide the rich functionality of the MADNESS runtime. Instead of calling <text:span text:style-name="Default_20_Paragraph_20_Font"><text:span text:style-name="T2">MPI::Init()</text:span></text:span> and <text:span text:style-name="Default_20_Paragraph_20_Font"><text:span text:style-name="T2">MPI::Finalize()</text:span></text:span>, a MADNESS program invokes <text:span text:style-name="Default_20_Paragraph_20_Font"><text:span text:style-name="T2">madness::initialize()</text:span></text:span> and <text:span text:style-name="Default_20_Paragraph_20_Font"><text:span text:style-name="T2">madness::finalize()</text:span></text:span>. The routine <text:span text:style-name="Default_20_Paragraph_20_Font"><text:span text:style-name="T2">madness::startup()</text:span></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text:p>
      <text:h text:style-name="Heading_20_2" text:outline-level="2"><text:soft-page-break/>Step 4 – generating a numerical representation</text:h>
      <text:p text:style-name="Text_20_body">We implemented the C++ function above and the domain is specified by the problem as .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Default_20_Paragraph_20_Font"><text:span text:style-name="T2">Function</text:span></text:span> what you are actually doing is making a <text:span text:style-name="Default_20_Paragraph_20_Font"><text:span text:style-name="T2">FunctionFactory</text:span></text:span> associated with a <text:span text:style-name="Default_20_Paragraph_20_Font"><text:span text:style-name="T2">World</text:span></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In the second line, to generate a MADNESS <text:span text:style-name="Default_20_Paragraph_20_Font"><text:span text:style-name="T2">Function</text:spa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Default_20_Paragraph_20_Font"><text:span text:style-name="T2">trace()</text:span></text:span> function, c.f.,</text:p>
      <text:p text:style-name="Code">double integral = f.trace();</text:p>
      <text:p text:style-name="Code"/>
      <text:p text:style-name="Text_20_body"><text:span text:style-name="Default_20_Paragraph_20_Font"><text:span text:style-name="T5">Important:</text:span></text:span> This is a collective parallel operation. If you are running in parallel, the numerical representation of your function is distributed across multiple processors, so adding up the result requires collective communication (the equivalent of MPI’s <text:span text:style-name="Default_20_Paragraph_20_Font"><text:span text:style-name="T2">All_reduce()</text:span></text:span>). Therefore, every process associated with the <text:span text:style-name="Default_20_Paragraph_20_Font"><text:span text:style-name="T2">World</text:span></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If you don’t do this, your output will be unexpectedly verbose. The templated routine <text:span text:style-name="Default_20_Paragraph_20_Font"><text:span text:style-name="T2">print()</text:span></text:span> is just a convenience wrapper around <text:span text:style-name="Default_20_Paragraph_20_Font"><text:span text:style-name="T2">cout &lt;&lt;</text:span></text:span> that automatically inserts spaces between elements and a newline at the end.</text:p>
      <text:p text:style-name="Text_20_body"><text:span text:style-name="Default_20_Paragraph_20_Font"><text:span text:style-name="T5">Important:</text:span></text:span><text:span text:style-name="Default_20_Paragraph_20_Font"><text:span text:style-name="T6"> </text:span></text:span>First, read the important point from section 3.4 above, and then answer the question “why did we assign the result of <text:span text:style-name="Default_20_Paragraph_20_Font"><text:span text:style-name="T2">f.trace()</text:span></text:span> to a variable and then print its value, instead of just printing the result of <text:span text:style-name="Default_20_Paragraph_20_Font"><text:span text:style-name="T2">f.trace()</text:span></text:span> directly?” At least 90% of hanging parallel programs is due to getting this wrong.</text:p>
      <text:h text:style-name="Heading_20_2" text:outline-level="2"><text:soft-page-break/>The complete program</text:h>
      <text:p text:style-name="Text_20_body">Your complete program, <text:span text:style-name="Default_20_Paragraph_20_Font"><text:span text:style-name="T2">trunk/src/apps/sininteg.cc, </text:span></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Default_20_Paragraph_20_Font"><text:span text:style-name="T2">fred.cc</text:span></text:span>, to make the program type</text:p>
      <text:p text:style-name="Code">make -f trunk/config/Makefile.sample fred</text:p>
      <text:p text:style-name="Text_20_body">The example makefile <text:span text:style-name="Default_20_Paragraph_20_Font"><text:span text:style-name="T2">Makefile.sample</text:span></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Default_20_Paragraph_20_Font"><text:span text:style-name="T5">You are already running in parallel. </text:span></text:span>Behind the scenes, MADNESS inquired how many processors or <text:soft-page-break/>cores were installed in your computer and launched that many threads to perform the work. If you wish to use fewer processors, set the environment variable <text:span text:style-name="Default_20_Paragraph_20_Font"><text:span text:style-name="T2">MAD_NUM_THREADS</text:span></text:span> to be the total number of processors or cores you wish to use (note that if using MPI an additional server thread is also employed for massage passing).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pan text:style-name="Default_20_Paragraph_20_Font"><text:span text:style-name="T5">Important: </text:span></text:span>Using more threads than processors can result in catastrophic slowdown since MADNESS uses spinlocks. If you need to oversubscribe the physical processors (or run inside a virtual machine), configure with the option <text:span text:style-name="Default_20_Paragraph_20_Font"><text:span text:style-name="T2">–enable-never-spin</text:span></text:span>.</text:p>
      <text:h text:style-name="Heading_20_3" text:outline-level="3">On a parallel computer using MPI (distributed or shared memory)</text:h>
      <text:p text:style-name="Text_20_body">This is going to vary from system to system. Generically, to run on <text:span text:style-name="Default_20_Paragraph_20_Font"><text:span text:style-name="T2">N</text:span></text:span> nodes with <text:span text:style-name="Default_20_Paragraph_20_Font"><text:span text:style-name="T2">T</text:span></text:span> applications threads per node (an extra server thread for message passing is also created if <text:span text:style-name="Default_20_Paragraph_20_Font"><text:span text:style-name="T2">N</text:span></text:span>&gt;1) , you will type (in the bash shell) something like</text:p>
      <text:p text:style-name="Code">MAD_NUM_THREADS=T mpirun -np N ./fred</text:p>
      <text:p text:style-name="Code"/>
      <text:p text:style-name="Text_20_body">We want <text:span text:style-name="Default_20_Paragraph_20_Font"><text:span text:style-name="T2">mpirun</text:spa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Default_20_Paragraph_20_Font"><text:span text:style-name="T2">FunctionDefaults</text:span></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 Presently, all functions of a given dimension must share the same cell. Two other common attributes are</text:p>
      <text:list xml:id="list41622527" text:style-name="L4">
        <text:list-item>
          <text:p text:style-name="P23"><text:span text:style-name="Default_20_Paragraph_20_Font"><text:span text:style-name="T2">k</text:span></text:span> – the wavelet order. A practical rule of thumb is if the default truncation threshold is that the order be chosen as . The default is 6.</text:p>
        </text:list-item>
        <text:list-item>
          <text:p text:style-name="P23"><text:span text:style-name="Default_20_Paragraph_20_Font"><text:span text:style-name="T2">thresh</text:span></text:span> – the truncation threshold. The default is 1e-4.</text:p>
        </text:list-item>
        <text:list-item>
          <text:p text:style-name="P23"><text:span text:style-name="Default_20_Paragraph_20_Font"><text:span text:style-name="T2">bc</text:span></text:span> – the boundary conditions. See below for more details. The default is fre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41598286" text:style-name="L5">
        <text:list-item>
          <text:p text:style-name="P24"><text:span text:style-name="Default_20_Paragraph_20_Font"><text:span text:style-name="T2">BC_ZERO</text:span></text:span> – Zero Dirichlet</text:p>
        </text:list-item>
        <text:list-item>
          <text:p text:style-name="P24"><text:span text:style-name="Default_20_Paragraph_20_Font"><text:span text:style-name="T2">BC_PERIODIC</text:span></text:span> – Periodic (both left and right surfaces must agree on this value)</text:p>
        </text:list-item>
        <text:list-item>
          <text:p text:style-name="P24"><text:soft-page-break/><text:span text:style-name="Default_20_Paragraph_20_Font"><text:span text:style-name="T2">BC_FREE </text:span></text:span>– Free (default)</text:p>
        </text:list-item>
        <text:list-item>
          <text:p text:style-name="P24"><text:span text:style-name="Default_20_Paragraph_20_Font"><text:span text:style-name="T2">BC_DIRICHLET</text:span></text:span> – General Dirichlet (requires provision of one or more functions)</text:p>
        </text:list-item>
        <text:list-item>
          <text:p text:style-name="P24"><text:span text:style-name="Default_20_Paragraph_20_Font"><text:span text:style-name="T2">BC_ZERONEUMANN </text:span></text:span>– Zero Neumann</text:p>
        </text:list-item>
        <text:list-item>
          <text:p text:style-name="P24"><text:span text:style-name="Default_20_Paragraph_20_Font"><text:span text:style-name="T2">BC_NEUMANN</text:span></text:span> – General Neumann (requires provision of one or more functions)</text:p>
        </text:list-item>
      </text:list>
      <text:p text:style-name="Text_20_body">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Default_20_Paragraph_20_Font"><text:span text:style-name="T2">bc</text:span></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Default_20_Paragraph_20_Font"><text:span text:style-name="T2">hatom_energy.cc</text:span></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Default_20_Paragraph_20_Font"><text:span text:style-name="T2">x=0</text:span></text:span>, <text:span text:style-name="Default_20_Paragraph_20_Font"><text:span text:style-name="T2">y=1</text:span></text:span> and <text:span text:style-name="Default_20_Paragraph_20_Font"><text:span text:style-name="T2">z=2</text:span></text:span>). The operators can be kept for repeated application, or made and discarded after use.</text:p>
      <text:p text:style-name="Text_20_body">For example, to make the derivative operator in 3D with respect to the first variable using boundary conditions from <text:span text:style-name="Default_20_Paragraph_20_Font"><text:span text:style-name="T3">FunctionDefaults</text:span></text:span>, and to apply it to functions <text:span text:style-name="Default_20_Paragraph_20_Font"><text:span text:style-name="T2">f</text:span></text:span>, <text:span text:style-name="Default_20_Paragraph_20_Font"><text:span text:style-name="T2">g</text:span></text:span> and <text:span text:style-name="Default_20_Paragraph_20_Font"><text:span text:style-name="T2">h</text:span></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Default_20_Paragraph_20_Font"><text:span text:style-name="T2">f</text:span></text:span>, <text:span text:style-name="Default_20_Paragraph_20_Font"><text:span text:style-name="T2">g</text:span></text:span> and <text:span text:style-name="Default_20_Paragraph_20_Font"><text:span text:style-name="T2">h</text:span></text:span> are functions the expression</text:p>
      <table:table table:name="Table4" table:style-name="Table4">
        <table:table-column table:style-name="Table4.A"/>
        <table:table-column table:style-name="Table4.B"/>
        <table:table-header-rows>
          <table:table-row>
            <table:table-cell table:style-name="Table4.A1" office:value-type="string">
              <text:p text:style-name="P12"/>
            </table:table-cell>
            <table:table-cell table:style-name="Table4.A1" office:value-type="string">
              <text:p text:style-name="P13">(4)</text:p>
            </table:table-cell>
          </table:table-row>
        </table:table-header-rows>
      </table:table>
      <text:p text:style-name="Text_20_body">is transcribed as</text:p>
      <text:p text:style-name="Code">f = 2*g + 3*h - 7*g*h + 99</text:p>
      <text:p text:style-name="Text_20_body">where <text:span text:style-name="Default_20_Paragraph_20_Font"><text:span text:style-name="T2">*</text:span></text:span> indicates point-wise multiplication of functions.</text:p>
      <text:p text:style-name="Text_20_body"><text:span text:style-name="Default_20_Paragraph_20_Font"><text:span text:style-name="T5">Important: </text:span></text:span>Addition and subtraction of functions are exact operations in the sense that the result can be exactly represented in MADNESS basis. Multiplication is <text:span text:style-name="Default_20_Paragraph_20_Font"><text:span text:style-name="T5">inexact</text:span></text:span> since the product of two polynomials of order <text:span text:style-name="Default_20_Paragraph_20_Font"><text:span text:style-name="T4"><text:s/></text:span></text:span>is of order . The auto-refinement algorithm within MADNESS is still under <text:soft-page-break/>development – please refer to the implementation notes for more detail.</text:p>
      <text:h text:style-name="Heading_20_2" text:outline-level="2">Inner products</text:h>
      <text:p text:style-name="Text_20_body">The inner product of two functions is defined as</text:p>
      <table:table table:name="Table5" table:style-name="Table5">
        <table:table-column table:style-name="Table5.A"/>
        <table:table-column table:style-name="Table5.B"/>
        <table:table-header-rows>
          <table:table-row>
            <table:table-cell table:style-name="Table5.A1" office:value-type="string">
              <text:p text:style-name="P12"/>
            </table:table-cell>
            <table:table-cell table:style-name="Table5.A1" office:value-type="string">
              <text:p text:style-name="P13">(5)</text:p>
            </table:table-cell>
          </table:table-row>
        </table:table-header-rows>
      </table:table>
      <text:p text:style-name="Text_20_body">where indicates complex conjugation and the integral is taken over the entire simulation volume. The above is computed for two MADNESS functions <text:span text:style-name="Default_20_Paragraph_20_Font"><text:span text:style-name="T2">f</text:span></text:span> and <text:span text:style-name="Default_20_Paragraph_20_Font"><text:span text:style-name="T2">g</text:span></text:span> of the same type using</text:p>
      <text:p text:style-name="Code">inner(f,g)</text:p>
      <text:p text:style-name="Text_20_body">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4"><text:tab/><text:tab/><text:tab/><text:tab/> </text:p>
      <text:p text:style-name="Text_20_body">is ubiquitous in scientific and engineering simulations. <text:s/>For the sake of simplicity, we assume free-space boundary condition (zero at infinity, so the Green’s function is just ). <text:s text:c="2"/>If the right hand side of the Poisson equation is <text:span text:style-name="Default_20_Paragraph_20_Font"><text:span text:style-name="T2">rho</text:span></text:span><text:span text:style-name="Default_20_Paragraph_20_Font"><text:span text:style-name="T7"> </text:span></text:span>then the Poisson equation can be solved as</text:p>
      <text:p text:style-name="Code">real_convolution_3d op=CoulombOperator(world, 0.001, 1e-6);</text:p>
      <text:p text:style-name="Code">real_function_3d result = op(rho);</text:p>
      <text:p text:style-name="Text_20_body">This is employed in many example codes in the examples directory. The call to the Coulomb operator builds a low-separation rank approximation (see the implementation notes) of the Green function for the Poisson equation. <text:s/>The approximation is accurate to 1e-6 from a smallest length scale of 0.001 to the entire box size.</text:p>
      <text:p text:style-name="Text_20_body">If you have more complicated boundary conditions which require single or double layer terms please refer the examples in <text:span text:style-name="Default_20_Paragraph_20_Font"><text:span text:style-name="T2">interior_dirichlet.cc</text:span></text:span> or <text:span text:style-name="Default_20_Paragraph_20_Font"><text:span text:style-name="T2">laplace_sphere.cc</text:span></text:span> for more details.</text:p>
      <text:h text:style-name="Heading_20_1" text:outline-level="1">Operations on vectors of functions – e.g., calculating multiple eigenfunctions</text:h>
      <text:p text:style-name="Text_20_body">The header file <text:span text:style-name="Default_20_Paragraph_20_Font"><text:span text:style-name="T2">vmra.h</text:span></text:span> defines operations on vectors of functions. These are convenient in eliminating error-prone loops over arrays/vectors of functions, and the vector operations are much more efficient since many operations can occur in parallel. The example code <text:span text:style-name="Default_20_Paragraph_20_Font"><text:span text:style-name="T2">vnucso.cc</text:span></text:span> and the molecular density function code make extensive use of the vector API (application programming interface) to solve eigen-problems.</text:p>
      <text:p text:style-name="Text_20_body">Given a subspace defined by a vector of <text:span text:style-name="Default_20_Paragraph_20_Font"><text:span text:style-name="T4"><text:s/></text:span></text:span>functions we can diagonalize the operator in the subspace by constructing the matrix representations of the operator () and metric ()</text:p>
      <table:table table:name="Table6" table:style-name="Table6">
        <table:table-column table:style-name="Table6.A"/>
        <table:table-column table:style-name="Table6.B"/>
        <table:table-header-rows>
          <table:table-row>
            <table:table-cell table:style-name="Table6.A1" office:value-type="string">
              <text:p text:style-name="P12"/>
            </table:table-cell>
            <table:table-cell table:style-name="Table6.A1" office:value-type="string">
              <text:p text:style-name="P13">(6)</text:p>
            </table:table-cell>
          </table:table-row>
        </table:table-header-rows>
      </table:table>
      <text:p text:style-name="Text_20_body">and then solving the generalized eigenvalue problem</text:p>
      <table:table table:name="Table7" table:style-name="Table7">
        <table:table-column table:style-name="Table7.A"/>
        <table:table-column table:style-name="Table7.B"/>
        <table:table-header-rows>
          <table:table-row>
            <table:table-cell table:style-name="Table7.A1" office:value-type="string">
              <text:p text:style-name="P12"/>
            </table:table-cell>
            <table:table-cell table:style-name="Table7.A1" office:value-type="string">
              <text:p text:style-name="P13">(7)</text:p>
            </table:table-cell>
          </table:table-row>
        </table:table-header-rows>
      </table:table>
      <text:p text:style-name="Text_20_body">to obtain the eigenvalues and coefficients in the subspace. The eigenfunctions are obtained by transforming the original basis</text:p>
      <table:table table:name="Table8" table:style-name="Table8">
        <table:table-column table:style-name="Table8.A"/>
        <table:table-column table:style-name="Table8.B"/>
        <table:table-header-rows>
          <table:table-row>
            <table:table-cell table:style-name="Table8.A1" office:value-type="string">
              <text:p text:style-name="P12"/>
            </table:table-cell>
            <table:table-cell table:style-name="Table8.A1" office:value-type="string">
              <text:p text:style-name="P13">(8)</text:p>
            </table:table-cell>
          </table:table-row>
        </table:table-header-rows>
      </table:table>
      <text:p text:style-name="Text_20_body"/>
      <text:p text:style-name="Text_20_body"><text:soft-page-break/>Given an STL vector of 3D functions <text:span text:style-name="Default_20_Paragraph_20_Font"><text:span text:style-name="T2">f</text:span></text:span> and another <text:span text:style-name="Default_20_Paragraph_20_Font"><text:span text:style-name="T2">Hf</text:span></text:span> containing result of applying the operator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Default_20_Paragraph_20_Font"><text:span text:style-name="T2">matrix_inner()</text:span></text:span> routine computes the matrix of inner products (or matrix elements) of two vectors of functions, and the <text:span text:style-name="Default_20_Paragraph_20_Font"><text:span text:style-name="T2">sygv()</text:span></text:span> routine (in <text:span text:style-name="Default_20_Paragraph_20_Font"><text:span text:style-name="T2">linalg/tensor_lapack.h</text:span></text:span>) is a wrapper around the LAPACK real symmetric and complex Hermitian generalized eigenvalue routines. Finally, the <text:span text:style-name="Default_20_Paragraph_20_Font"><text:span text:style-name="T3">transform</text:span></text:span>()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Default_20_Paragraph_20_Font"><text:span text:style-name="T2">functionio.cc</text:span></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Default_20_Paragraph_20_Font"><text:span text:style-name="T2">f</text:span></text:span>, <text:span text:style-name="Default_20_Paragraph_20_Font"><text:span text:style-name="T2">g</text:span></text:span>, and <text:span text:style-name="Default_20_Paragraph_20_Font"><text:span text:style-name="T2">h</text:span></text:span> are MADNESS functions of any type (they need not have the same type or dimension).</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Default_20_Paragraph_20_Font"><text:span text:style-name="T2">world/archive.h</text:span></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Default_20_Paragraph_20_Font"><text:span text:style-name="T2">mraplot</text:span></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Default_20_Paragraph_20_Font"><text:span text:style-name="T2">.dx</text:span></text:span>” file) and Paraview (in a VTK file), and line plots in a text format suitable for nearly any tool (e.g., <text:s/>gnuplot or xmgrace).</text:p>
      <text:p text:style-name="Text_20_body">Note that the program <text:span text:style-name="Default_20_Paragraph_20_Font"><text:span text:style-name="T2">mraplot</text:span></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 office:target-frame-name="_top" xlink:show="replace">www.opendx.org</text:a>). <text:s/>Please refere to the OpenDX manual on its use. <text:s text:c="2"/>An example configuration file (<text:span text:style-name="Default_20_Paragraph_20_Font"><text:span text:style-name="T2">vizit.cfg</text:span></text:span>) and a network file (<text:span text:style-name="Default_20_Paragraph_20_Font"><text:span text:style-name="T2">vizit.net</text:span></text:span>) can be found in the <text:span text:style-name="Default_20_Paragraph_20_Font"><text:span text:style-name="T2">trunk/src/apps/moldft</text:span></text:span> <text:soft-page-break/>directory. <text:s/>Here are some details on creating your own DX files.</text:p>
      <text:p text:style-name="Text_20_body">Given any MADNESS function <text:span text:style-name="Default_20_Paragraph_20_Font"><text:span text:style-name="T2">f</text:span></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Default_20_Paragraph_20_Font"><text:span text:style-name="T2">f</text:span></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Default_20_Paragraph_20_Font"><text:span text:style-name="T2">f</text:span></text:span> and <text:span text:style-name="Default_20_Paragraph_20_Font"><text:span text:style-name="T2">g</text:span></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16"/>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Default_20_Paragraph_20_Font"><text:span text:style-name="T5">filename)</text:span></text:span>, the lower (<text:span text:style-name="Default_20_Paragraph_20_Font"><text:span text:style-name="T5">plotlo</text:span></text:span>) and upper (<text:span text:style-name="Default_20_Paragraph_20_Font"><text:span text:style-name="T5">plothi</text:span></text:span>) bound of the Cartesian coordinates in each dimension to plot, and the number of points (<text:span text:style-name="Default_20_Paragraph_20_Font"><text:span text:style-name="T5">npts)</text:span></text:span> in each dimension to evaluate.</text:p>
      <text:p text:style-name="Text_20_body"><text:span text:style-name="Default_20_Paragraph_20_Font"><text:span text:style-name="T5">Note:</text:span></text:span><text:span text:style-name="Default_20_Paragraph_20_Font"><text:span text:style-name="T6"> </text:span></text:span>At this time, MADNESS evaluates the functions at equally spaced points between <text:span text:style-name="Default_20_Paragraph_20_Font"><text:span text:style-name="T5">plotlo </text:span></text:span>and <text:span text:style-name="Default_20_Paragraph_20_Font"><text:span text:style-name="T5">plothi</text:span></text:span>. <text:s/></text:p>
      <text:p text:style-name="Text_20_body">After the above four quantities have been defined, three functions must be called:</text:p>
      <text:p text:style-name="Text_20_Body"><text:tab/><text:span text:style-name="Default_20_Paragraph_20_Font"><text:span text:style-name="T2">plotvtk_begin </text:span></text:span>: Writes the VTK boilerplate header information</text:p>
      <text:p text:style-name="Text_20_Body"><text:tab/><text:span text:style-name="Default_20_Paragraph_20_Font"><text:span text:style-name="T2">plotvtk_data</text:span></text:span> : Evaluates and writes the MADNESS function at <text:span text:style-name="Default_20_Paragraph_20_Font"><text:span text:style-name="T5">npts</text:span></text:span></text:p>
      <text:p text:style-name="Text_20_Body"><text:tab/><text:span text:style-name="Default_20_Paragraph_20_Font"><text:span text:style-name="T2">plotvtk_end </text:span></text:span>: Writes the VTK boilerplate footer information</text:p>
      <text:p text:style-name="P5"><text:soft-page-break/></text:p>
      <text:p text:style-name="Text_20_body"><text:span text:style-name="Default_20_Paragraph_20_Font"><text:span text:style-name="T5">Note:</text:span></text:span><text:span text:style-name="Default_20_Paragraph_20_Font"><text:span text:style-name="T6"> </text:span></text:span>Currently, the function evaluation in plotvtk_data is done in serial. <text:s/></text:p>
      <text:p text:style-name="Text_20_body">An example of code for plotting two two-dimensional functions <text:span text:style-name="Default_20_Paragraph_20_Font"><text:span text:style-name="T5">u</text:span></text:span> and <text:span text:style-name="Default_20_Paragraph_20_Font"><text:span text:style-name="T5">v</text:span></text:span> is as follows in a [0,1]<text:span text:style-name="Default_20_Paragraph_20_Font"><text:span text:style-name="T8">2</text:span></text:span> box with 101 points is as follows:</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Default_20_Paragraph_20_Font"><text:span text:style-name="T5">Note: </text:span></text:span>An arbitrary number of MADNESS files may be written to a single file. <text:s/>Two are shown above for demonstrative purposes; however, plotvtk_data may be called multiple times between plotvtk_begin and plotvtk_end function calls.</text:p>
      <text:p text:style-name="Text_20_body"><text:span text:style-name="Default_20_Paragraph_20_Font"><text:span text:style-name="T5">Note: </text:span></text:span>For time-dependent simulations, the above code can be included within the time step loop. <text:s/>The user should then consider appending the filename with the timestep number and create Ntimestep files, each containing one increment of time.</text:p>
      <text:p text:style-name="Standard">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text:p>
      <text:p text:style-name="Text_20_body">Many operations in MADNESS are entirely data driven (i.e., computation occurs in the processor that "owns" the data) since there is insufficient work to justify moving data between processes (e.g., computing the inner product between functions). <text:s/>However, a few expensive operations can have work shipped to other processors.</text:p>
      <text:p text:style-name="Text_20_body">There are presently three load balancing mechanisms within MADNESS</text:p>
      <text:list xml:id="list41614604" text:style-name="L6">
        <text:list-item>
          <text:p text:style-name="P25"><text:soft-page-break/>static and driven by the distribution of data,</text:p>
        </text:list-item>
        <text:list-item>
          <text:p text:style-name="P25">dynamic via random assignment of work, and</text:p>
        </text:list-item>
        <text:list-item>
          <text:p text:style-name="P25">dynamic via work stealing (currently only in prototype).</text:p>
        </text:list-item>
      </text:list>
      <text:p text:style-name="Text_20_body">Until the work stealing becomes production quality we must exploit the first two forms. <text:s/>The random work assignment is controlled by options in the FunctionDefaults class.</text:p>
      <text:list xml:id="list41624762" text:style-name="L7">
        <text:list-item>
          <text:p text:style-name="P26"><text:span text:style-name="Default_20_Paragraph_20_Font"><text:span text:style-name="T2">FunctionDefaults::set_apply_randomize(bool) </text:span></text:span>controls the use of randomization in applying integral (convolution) operators. It is typically beneficial when computing to medium/high precision.</text:p>
        </text:list-item>
        <text:list-item>
          <text:p text:style-name="P26"><text:span text:style-name="Default_20_Paragraph_20_Font"><text:span text:style-name="T2">FunctionDefaults::set_project_randomize(bool)</text:span></text:span> controls the use of randomization in projecting from an analytic form (i.e., C++) into the discontinuous spectral element basis. <text:s/>It is typically beneficial unless there is already a good static data distribution. <text:s/>Since these options are straightforward to enable, this example focuses on static data redistribution.</text:p>
        </text:list-item>
      </text:list>
      <text:p text:style-name="P6">The process map (an instance of <text:span text:style-name="Default_20_Paragraph_20_Font"><text:span text:style-name="T2">WorldDCPmapInterface</text:span></text:span>) controls mapping of data to processors and it is actually quite easy to write your own (e.g., see <text:span text:style-name="Default_20_Paragraph_20_Font"><text:span text:style-name="T2">WorldDCDefaultPmap or LevelPmap</text:span></text:span>) that ensure uniform data distribution. <text:s/>However, you also seek to incorporate estimates of the computational cost into the distribution. <text:s/>The class <text:span text:style-name="Default_20_Paragraph_20_Font"><text:span text:style-name="T2">LBDeuxPmap</text:span></text:span> (deux since it is the second such class) in <text:span text:style-name="Default_20_Paragraph_20_Font"><text:span text:style-name="T2">trunk/src/lib/mra/lbdeux.h</text:span></text:span> does this by examining the functions you request and using provided weights to estimate the computational cost.</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text:p>
      <text:p text:style-name="Text_20_body">The example code in <text:span text:style-name="Default_20_Paragraph_20_Font"><text:span text:style-name="T2">trunk/src/apps/examples/dataloadbal.cc</text:span></text:span> <text:span text:style-name="Default_20_Paragraph_20_Font"><text:span text:style-name="T9">illustrates how the discussions in this section can be applied.</text:span></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ve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Helmholtz operator. <text:s/>The heat equation is...</text:p>
      <text:h text:style-name="Heading_20_2" text:outline-level="2">Solve the integral equation</text:h>
      <text:p text:style-name="Text_20_body">In many situations the integral operator associated to the differential operator have an analytic kernel. The simplest examples are the convolution operators. <text:s/>In equation (9) the free-space Poisson equation is converted to a convolution with the Poisson (or Coulomb) kernel, the Schrodinger equation with <text:soft-page-break/>potential is converted to a Lippman-Schwinger equation using the bound-state Helmholtz kernel, and the last example applies Duhamel's principle to write a time dependent differential equation with linear operator and a non-linear operator <text:span text:style-name="Default_20_Paragraph_20_Font"><text:span text:style-name="T9">as a semi-group equation.</text:span></text:span></text:p>
      <table:table table:name="Table9" table:style-name="Table9">
        <table:table-column table:style-name="Table9.A"/>
        <table:table-column table:style-name="Table9.B"/>
        <table:table-header-rows>
          <table:table-row>
            <table:table-cell table:style-name="Table9.A1" office:value-type="string">
              <text:p text:style-name="P12"/>
            </table:table-cell>
            <table:table-cell table:style-name="Table9.A1" office:value-type="string">
              <text:p text:style-name="P13">(9)</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text:p>
      <table:table table:name="Table10" table:style-name="Table10">
        <table:table-column table:style-name="Table10.A"/>
        <table:table-column table:style-name="Table10.B"/>
        <table:table-header-rows>
          <table:table-row>
            <table:table-cell table:style-name="Table10.A1" office:value-type="string">
              <text:p text:style-name="P12"/>
            </table:table-cell>
            <table:table-cell table:style-name="Table10.A1" office:value-type="string">
              <text:p text:style-name="P13">(10)</text:p>
            </table:table-cell>
          </table:table-row>
        </table:table-header-rows>
      </table:table>
      <text:p text:style-name="Text_20_body">The effect of the Laplacian is to greatly amplify high frequencies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singularities, and numerical noise can all cause excessive refinement as MADNESS tries to deliver the requested precision-Gibbs effect in action. <text:span text:style-name="Default_20_Paragraph_20_Font"><text:span text:style-name="T5">The usual symptoms of this problem are unexpectedly slow execution and excessive memory use.</text:span></text:span> Here are some tips to work with these effects.</text:p>
      <text:p text:style-name="Text_20_body">Discontinuities and singularities need to be consciously managed. Integrable point singularities might sometimes work unmodified (e.g.,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11" table:style-name="Table11">
        <table:table-column table:style-name="Table11.A"/>
        <table:table-column table:style-name="Table11.B"/>
        <table:table-header-rows>
          <table:table-row>
            <table:table-cell table:style-name="Table11.A1" office:value-type="string">
              <text:p text:style-name="P12"/>
            </table:table-cell>
            <table:table-cell table:style-name="Table11.A1" office:value-type="string">
              <text:p text:style-name="P13">(11)</text:p>
            </table:table-cell>
          </table:table-row>
        </table:table-header-rows>
      </table:table>
      <text:p text:style-name="Text_20_body">or replace a step function with</text:p>
      <table:table table:name="Table12" table:style-name="Table12">
        <table:table-column table:style-name="Table12.A"/>
        <table:table-column table:style-name="Table12.B"/>
        <table:table-header-rows>
          <table:table-row>
            <table:table-cell table:style-name="Table12.A1" office:value-type="string">
              <text:p text:style-name="P12"/>
            </table:table-cell>
            <table:table-cell table:style-name="Table12.A1" office:value-type="string">
              <text:p text:style-name="P13">(12)</text:p>
            </table:table-cell>
          </table:table-row>
        </table:table-header-rows>
      </table:table>
      <text:p text:style-name="Text_20_body">or the Coulomb potential in 3-D with</text:p>
      <table:table table:name="Table13" table:style-name="Table13">
        <table:table-column table:style-name="Table13.A"/>
        <table:table-column table:style-name="Table13.B"/>
        <table:table-header-rows>
          <table:table-row>
            <table:table-cell table:style-name="Table13.A1" office:value-type="string">
              <text:p text:style-name="P12"/>
            </table:table-cell>
            <table:table-cell table:style-name="Table13.A1" office:value-type="string">
              <text:p text:style-name="P13">(13)</text:p>
            </table:table-cell>
          </table:table-row>
        </table:table-header-rows>
      </table:table>
      <text:p text:style-name="Text_20_body">(the integral indicates that the mean error is zero independent of ).</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text:s/>or better.</text:p>
      <text:p text:style-name="Text_20_body"><text:soft-page-break/>MADNESS itself computes to a finite precision and when computing a point-wise function of a function (i.e., <text:s/>where <text:s/>is a MADNESS function and <text:s/>is a user-provided function) the user-provided function must tolerate that approximation within tolerance or noise. A classic example is computing the function</text:p>
      <table:table table:name="Table14" table:style-name="Table14">
        <table:table-column table:style-name="Table14.A"/>
        <table:table-column table:style-name="Table14.B"/>
        <table:table-header-rows>
          <table:table-row>
            <table:table-cell table:style-name="Table14.A1" office:value-type="string">
              <text:p text:style-name="P12"/>
            </table:table-cell>
            <table:table-cell table:style-name="Table14.A1" office:value-type="string">
              <text:p text:style-name="P13">(14)</text:p>
            </table:table-cell>
          </table:table-row>
        </table:table-header-rows>
      </table:table>
      <text:p text:style-name="Text_20_body">where in the original problem one knows that but numerically this positivity not guaranteed. In this case an effective smoothing is</text:p>
      <table:table table:name="Table15" table:style-name="Table15">
        <table:table-column table:style-name="Table15.A"/>
        <table:table-column table:style-name="Table15.B"/>
        <table:table-header-rows>
          <table:table-row>
            <table:table-cell table:style-name="Table15.A1" office:value-type="string">
              <text:p text:style-name="P12"/>
            </table:table-cell>
            <table:table-cell table:style-name="Table15.A1" office:value-type="string">
              <text:p text:style-name="P13">(15)</text:p>
            </table:table-cell>
          </table:table-row>
        </table:table-header-rows>
      </table:table>
      <text:p text:style-name="Text_20_body">The function <text:s/>coincides with its argument for <text:s/>and for smaller values smoothly switches to a minimum value of <text:s/>with continuous value and derivative at both end points.</text:p>
      <text:p text:style-name="Text_20_body">Some computations are intrinsically expensive. For instance, the function <text:s/>is oscillatory everywhere and the number of required coefficients will increase linearly with the solution volume. <text:s/>In a 3-D box of width , the number of coefficients will be (where is the multiwaveler or polynomial order). For , <text:s/>and , a few hundred TB of data (i.e., too big!) will be generated.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Default_20_Paragraph_20_Font"><text:span text:style-name="T2">MAD_BIND</text:span></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Default_20_Paragraph_20_Font"><text:span text:style-name="T2">1 0 2</text:span></text:span>” and on the BG/P “<text:span text:style-name="Default_20_Paragraph_20_Font"><text:span text:style-name="T2">-1 -1 -1</text:span></text:span>”.</text:p>
      <text:p text:style-name="Text_20_body"><text:span text:style-name="Default_20_Paragraph_20_Font"><text:span text:style-name="T2">MAD_NUM_THREADS</text:span></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Default_20_Paragraph_20_Font"><text:span text:style-name="T2">MRA_DATA_DIR</text:span></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Default_20_Paragraph_20_Font"><text:span text:style-name="T2">POOL_NTHREAD</text:span></text:span> (deprecated) – Specifies the number of threads in the compute pool. New users should set <text:span text:style-name="Default_20_Paragraph_20_Font"><text:span text:style-name="T2">MAD_NUM_THREADS</text:span></text:span> instead.</text:p>
      <text:h text:style-name="Heading_20_1" text:outline-level="1">Troubleshooting.</text:h>
      <text:p text:style-name="Text_20_body">TO BE COMPLETED.</text:p>
      <text:h text:style-name="Heading_20_1" text:outline-level="1"><text:soft-page-break/>Viewing and editing this document</text:h>
      <text:p text:style-name="Text_20_body">All of our documents use the same styles and fonts – consistency is important!</text:p>
      <text:list xml:id="list41594803" text:style-name="L8">
        <text:list-item>
          <text:p text:style-name="P27">Under Linux ensure you have the Microsoft true-type fonts installed – they are free. Under Ubuntu install package <text:span text:style-name="Default_20_Paragraph_20_Font"><text:span text:style-name="T2">msttcorefonts</text:span></text:span>. Without these the default Linux fonts will cause pagination and other problems, at least with the title pages.</text:p>
        </text:list-item>
        <text:list-item>
          <text:p text:style-name="P27">All text except for foreign languages and symbols should be in Times New Roman.</text:p>
        </text:list-item>
        <text:list-item>
          <text:p text:style-name="P27">All in-line code, filenames, commands, etc., should be in Courier New.</text:p>
        </text:list-item>
        <text:list-item>
          <text:p text:style-name="P27">All multi-line code examples should be in Code style (note that it automatically indents).</text:p>
        </text:list-item>
        <text:list-item>
          <text:p text:style-name="P27">Emphasis should be done with italics – bold should not be used.</text:p>
        </text:list-item>
        <text:list-item>
          <text:p text:style-name="P27">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Courier 10 pitch" svg:font-family="'Courier 10 pitch'" style:font-family-generic="system"/>
    <style:font-face style:name="StarSymbol" svg:font-family="Star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size="10.5pt" style:font-size-asian="10.5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2pt" fo:font-weight="bold" style:font-size-asian="12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1965in" fo:margin-right="0in" fo:hyphenation-ladder-count="no-limit" fo:text-indent="0in" style:auto-text-indent="false">
        <style:tab-stops/>
      </style:paragraph-properties>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Text_20_Body" style:display-name="Text Body" style:family="paragraph" style:parent-style-name="Standard">
      <style:paragraph-properties fo:hyphenation-ladder-count="no-limit"/>
      <style:text-properties fo:hyphenate="false" fo:hyphenation-remain-char-count="0" fo:hyphenation-push-char-count="0"/>
    </style:style>
    <style:style style:name="Code" style:family="paragraph" style:parent-style-name="Text_20_body">
      <style:paragraph-properties fo:margin-left="0.2598in" fo:margin-right="0in" fo:margin-top="0in" fo:margin-bottom="0.0201in" fo:text-align="start" style:justify-single-word="false" fo:hyphenation-ladder-count="no-limit" fo:text-indent="0in" style:auto-text-indent="false">
        <style:tab-stops/>
      </style:paragraph-properties>
      <style:text-properties style:font-name="Courier New" fo:font-size="12pt" style:font-size-asian="12pt"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2LVL1" style:display-name="WW_CharLFO2LVL1" style:family="text">
      <style:text-properties style:font-name="StarSymbol" fo:font-size="9pt" style:font-name-asian="StarSymbol" style:font-size-asian="9pt" style:font-name-complex="StarSymbol" style:font-size-complex="9pt"/>
    </style:style>
    <style:style style:name="WW_5f_CharLFO2LVL2" style:display-name="WW_CharLFO2LVL2" style:family="text">
      <style:text-properties style:font-name="StarSymbol" fo:font-size="9pt" style:font-name-asian="StarSymbol" style:font-size-asian="9pt" style:font-name-complex="StarSymbol" style:font-size-complex="9pt"/>
    </style:style>
    <style:style style:name="WW_5f_CharLFO2LVL3" style:display-name="WW_CharLFO2LVL3" style:family="text">
      <style:text-properties style:font-name="StarSymbol" fo:font-size="9pt" style:font-name-asian="StarSymbol" style:font-size-asian="9pt" style:font-name-complex="StarSymbol" style:font-size-complex="9pt"/>
    </style:style>
    <style:style style:name="WW_5f_CharLFO2LVL4" style:display-name="WW_CharLFO2LVL4" style:family="text">
      <style:text-properties style:font-name="StarSymbol" fo:font-size="9pt" style:font-name-asian="StarSymbol" style:font-size-asian="9pt" style:font-name-complex="StarSymbol" style:font-size-complex="9pt"/>
    </style:style>
    <style:style style:name="WW_5f_CharLFO2LVL5" style:display-name="WW_CharLFO2LVL5" style:family="text">
      <style:text-properties style:font-name="StarSymbol" fo:font-size="9pt" style:font-name-asian="StarSymbol" style:font-size-asian="9pt" style:font-name-complex="StarSymbol" style:font-size-complex="9pt"/>
    </style:style>
    <style:style style:name="WW_5f_CharLFO2LVL6" style:display-name="WW_CharLFO2LVL6" style:family="text">
      <style:text-properties style:font-name="StarSymbol" fo:font-size="9pt" style:font-name-asian="StarSymbol" style:font-size-asian="9pt" style:font-name-complex="StarSymbol" style:font-size-complex="9pt"/>
    </style:style>
    <style:style style:name="WW_5f_CharLFO2LVL7" style:display-name="WW_CharLFO2LVL7" style:family="text">
      <style:text-properties style:font-name="StarSymbol" fo:font-size="9pt" style:font-name-asian="StarSymbol" style:font-size-asian="9pt" style:font-name-complex="StarSymbol" style:font-size-complex="9pt"/>
    </style:style>
    <style:style style:name="WW_5f_CharLFO2LVL8" style:display-name="WW_CharLFO2LVL8" style:family="text">
      <style:text-properties style:font-name="StarSymbol" fo:font-size="9pt" style:font-name-asian="StarSymbol" style:font-size-asian="9pt" style:font-name-complex="StarSymbol" style:font-size-complex="9pt"/>
    </style:style>
    <style:style style:name="WW_5f_CharLFO2LVL9" style:display-name="WW_CharLFO2LVL9" style:family="text">
      <style:text-properties style:font-name="StarSymbol" fo:font-size="9pt" style:font-name-asian="StarSymbol" style:font-size-asian="9pt" style:font-name-complex="StarSymbol" style:font-size-complex="9pt"/>
    </style:style>
    <style:style style:name="WW_5f_CharLFO3LVL1" style:display-name="WW_CharLFO3LVL1" style:family="text">
      <style:text-properties style:font-name="StarSymbol" fo:font-size="9pt" style:font-name-asian="StarSymbol" style:font-size-asian="9pt" style:font-name-complex="StarSymbol" style:font-size-complex="9pt"/>
    </style:style>
    <style:style style:name="WW_5f_CharLFO3LVL2" style:display-name="WW_CharLFO3LVL2" style:family="text">
      <style:text-properties style:font-name="StarSymbol" fo:font-size="9pt" style:font-name-asian="StarSymbol" style:font-size-asian="9pt" style:font-name-complex="StarSymbol" style:font-size-complex="9pt"/>
    </style:style>
    <style:style style:name="WW_5f_CharLFO3LVL3" style:display-name="WW_CharLFO3LVL3" style:family="text">
      <style:text-properties style:font-name="StarSymbol" fo:font-size="9pt" style:font-name-asian="StarSymbol" style:font-size-asian="9pt" style:font-name-complex="StarSymbol" style:font-size-complex="9pt"/>
    </style:style>
    <style:style style:name="WW_5f_CharLFO3LVL4" style:display-name="WW_CharLFO3LVL4" style:family="text">
      <style:text-properties style:font-name="StarSymbol" fo:font-size="9pt" style:font-name-asian="StarSymbol" style:font-size-asian="9pt" style:font-name-complex="StarSymbol" style:font-size-complex="9pt"/>
    </style:style>
    <style:style style:name="WW_5f_CharLFO3LVL5" style:display-name="WW_CharLFO3LVL5" style:family="text">
      <style:text-properties style:font-name="StarSymbol" fo:font-size="9pt" style:font-name-asian="StarSymbol" style:font-size-asian="9pt" style:font-name-complex="StarSymbol" style:font-size-complex="9pt"/>
    </style:style>
    <style:style style:name="WW_5f_CharLFO3LVL6" style:display-name="WW_CharLFO3LVL6" style:family="text">
      <style:text-properties style:font-name="StarSymbol" fo:font-size="9pt" style:font-name-asian="StarSymbol" style:font-size-asian="9pt" style:font-name-complex="StarSymbol" style:font-size-complex="9pt"/>
    </style:style>
    <style:style style:name="WW_5f_CharLFO3LVL7" style:display-name="WW_CharLFO3LVL7" style:family="text">
      <style:text-properties style:font-name="StarSymbol" fo:font-size="9pt" style:font-name-asian="StarSymbol" style:font-size-asian="9pt" style:font-name-complex="StarSymbol" style:font-size-complex="9pt"/>
    </style:style>
    <style:style style:name="WW_5f_CharLFO3LVL8" style:display-name="WW_CharLFO3LVL8" style:family="text">
      <style:text-properties style:font-name="StarSymbol" fo:font-size="9pt" style:font-name-asian="StarSymbol" style:font-size-asian="9pt" style:font-name-complex="StarSymbol" style:font-size-complex="9pt"/>
    </style:style>
    <style:style style:name="WW_5f_CharLFO3LVL9" style:display-name="WW_CharLFO3LVL9" style:family="text">
      <style:text-properties style:font-name="StarSymbol" fo:font-size="9pt" style:font-name-asian="StarSymbol" style:font-size-asian="9pt" style:font-name-complex="StarSymbol" style:font-size-complex="9pt"/>
    </style:style>
    <style:style style:name="WW_5f_CharLFO5LVL1" style:display-name="WW_CharLFO5LVL1" style:family="text">
      <style:text-properties style:font-name="StarSymbol" fo:font-size="9pt" style:font-name-asian="StarSymbol" style:font-size-asian="9pt" style:font-name-complex="StarSymbol" style:font-size-complex="9pt"/>
    </style:style>
    <style:style style:name="WW_5f_CharLFO5LVL2" style:display-name="WW_CharLFO5LVL2" style:family="text">
      <style:text-properties style:font-name="StarSymbol" fo:font-size="9pt" style:font-name-asian="StarSymbol" style:font-size-asian="9pt" style:font-name-complex="StarSymbol" style:font-size-complex="9pt"/>
    </style:style>
    <style:style style:name="WW_5f_CharLFO5LVL3" style:display-name="WW_CharLFO5LVL3" style:family="text">
      <style:text-properties style:font-name="StarSymbol" fo:font-size="9pt" style:font-name-asian="StarSymbol" style:font-size-asian="9pt" style:font-name-complex="StarSymbol" style:font-size-complex="9pt"/>
    </style:style>
    <style:style style:name="WW_5f_CharLFO5LVL4" style:display-name="WW_CharLFO5LVL4" style:family="text">
      <style:text-properties style:font-name="StarSymbol" fo:font-size="9pt" style:font-name-asian="StarSymbol" style:font-size-asian="9pt" style:font-name-complex="StarSymbol" style:font-size-complex="9pt"/>
    </style:style>
    <style:style style:name="WW_5f_CharLFO5LVL5" style:display-name="WW_CharLFO5LVL5" style:family="text">
      <style:text-properties style:font-name="StarSymbol" fo:font-size="9pt" style:font-name-asian="StarSymbol" style:font-size-asian="9pt" style:font-name-complex="StarSymbol" style:font-size-complex="9pt"/>
    </style:style>
    <style:style style:name="WW_5f_CharLFO5LVL6" style:display-name="WW_CharLFO5LVL6" style:family="text">
      <style:text-properties style:font-name="StarSymbol" fo:font-size="9pt" style:font-name-asian="StarSymbol" style:font-size-asian="9pt" style:font-name-complex="StarSymbol" style:font-size-complex="9pt"/>
    </style:style>
    <style:style style:name="WW_5f_CharLFO5LVL7" style:display-name="WW_CharLFO5LVL7" style:family="text">
      <style:text-properties style:font-name="StarSymbol" fo:font-size="9pt" style:font-name-asian="StarSymbol" style:font-size-asian="9pt" style:font-name-complex="StarSymbol" style:font-size-complex="9pt"/>
    </style:style>
    <style:style style:name="WW_5f_CharLFO5LVL8" style:display-name="WW_CharLFO5LVL8" style:family="text">
      <style:text-properties style:font-name="StarSymbol" fo:font-size="9pt" style:font-name-asian="StarSymbol" style:font-size-asian="9pt" style:font-name-complex="StarSymbol" style:font-size-complex="9pt"/>
    </style:style>
    <style:style style:name="WW_5f_CharLFO5LVL9" style:display-name="WW_CharLFO5LVL9" style:family="text">
      <style:text-properties style:font-name="StarSymbol" fo:font-size="9pt" style:font-name-asian="StarSymbol" style:font-size-asian="9pt" style:font-name-complex="StarSymbol" style:font-size-complex="9pt"/>
    </style:style>
    <style:style style:name="WW_5f_CharLFO6LVL1" style:display-name="WW_CharLFO6LVL1" style:family="text">
      <style:text-properties style:font-name="StarSymbol" fo:font-size="9pt" style:font-name-asian="StarSymbol" style:font-size-asian="9pt" style:font-name-complex="StarSymbol" style:font-size-complex="9pt"/>
    </style:style>
    <style:style style:name="WW_5f_CharLFO6LVL2" style:display-name="WW_CharLFO6LVL2" style:family="text">
      <style:text-properties style:font-name="StarSymbol" fo:font-size="9pt" style:font-name-asian="StarSymbol" style:font-size-asian="9pt" style:font-name-complex="StarSymbol" style:font-size-complex="9pt"/>
    </style:style>
    <style:style style:name="WW_5f_CharLFO6LVL3" style:display-name="WW_CharLFO6LVL3" style:family="text">
      <style:text-properties style:font-name="StarSymbol" fo:font-size="9pt" style:font-name-asian="StarSymbol" style:font-size-asian="9pt" style:font-name-complex="StarSymbol" style:font-size-complex="9pt"/>
    </style:style>
    <style:style style:name="WW_5f_CharLFO6LVL4" style:display-name="WW_CharLFO6LVL4" style:family="text">
      <style:text-properties style:font-name="StarSymbol" fo:font-size="9pt" style:font-name-asian="StarSymbol" style:font-size-asian="9pt" style:font-name-complex="StarSymbol" style:font-size-complex="9pt"/>
    </style:style>
    <style:style style:name="WW_5f_CharLFO6LVL5" style:display-name="WW_CharLFO6LVL5" style:family="text">
      <style:text-properties style:font-name="StarSymbol" fo:font-size="9pt" style:font-name-asian="StarSymbol" style:font-size-asian="9pt" style:font-name-complex="StarSymbol" style:font-size-complex="9pt"/>
    </style:style>
    <style:style style:name="WW_5f_CharLFO6LVL6" style:display-name="WW_CharLFO6LVL6" style:family="text">
      <style:text-properties style:font-name="StarSymbol" fo:font-size="9pt" style:font-name-asian="StarSymbol" style:font-size-asian="9pt" style:font-name-complex="StarSymbol" style:font-size-complex="9pt"/>
    </style:style>
    <style:style style:name="WW_5f_CharLFO6LVL7" style:display-name="WW_CharLFO6LVL7" style:family="text">
      <style:text-properties style:font-name="StarSymbol" fo:font-size="9pt" style:font-name-asian="StarSymbol" style:font-size-asian="9pt" style:font-name-complex="StarSymbol" style:font-size-complex="9pt"/>
    </style:style>
    <style:style style:name="WW_5f_CharLFO6LVL8" style:display-name="WW_CharLFO6LVL8" style:family="text">
      <style:text-properties style:font-name="StarSymbol" fo:font-size="9pt" style:font-name-asian="StarSymbol" style:font-size-asian="9pt" style:font-name-complex="StarSymbol" style:font-size-complex="9pt"/>
    </style:style>
    <style:style style:name="WW_5f_CharLFO6LVL9" style:display-name="WW_CharLFO6LVL9" style:family="text">
      <style:text-properties style:font-name="StarSymbol" fo:font-size="9pt" style:font-name-asian="StarSymbol" style:font-size-asian="9pt" style:font-name-complex="StarSymbol" style:font-size-complex="9pt"/>
    </style:style>
    <style:style style:name="WW_5f_CharLFO7LVL1" style:display-name="WW_CharLFO7LVL1" style:family="text">
      <style:text-properties style:font-name="StarSymbol" fo:font-size="9pt" style:font-name-asian="StarSymbol" style:font-size-asian="9pt" style:font-name-complex="StarSymbol" style:font-size-complex="9pt"/>
    </style:style>
    <style:style style:name="WW_5f_CharLFO7LVL2" style:display-name="WW_CharLFO7LVL2" style:family="text">
      <style:text-properties style:font-name="StarSymbol" fo:font-size="9pt" style:font-name-asian="StarSymbol" style:font-size-asian="9pt" style:font-name-complex="StarSymbol" style:font-size-complex="9pt"/>
    </style:style>
    <style:style style:name="WW_5f_CharLFO7LVL3" style:display-name="WW_CharLFO7LVL3" style:family="text">
      <style:text-properties style:font-name="StarSymbol" fo:font-size="9pt" style:font-name-asian="StarSymbol" style:font-size-asian="9pt" style:font-name-complex="StarSymbol" style:font-size-complex="9pt"/>
    </style:style>
    <style:style style:name="WW_5f_CharLFO7LVL4" style:display-name="WW_CharLFO7LVL4" style:family="text">
      <style:text-properties style:font-name="StarSymbol" fo:font-size="9pt" style:font-name-asian="StarSymbol" style:font-size-asian="9pt" style:font-name-complex="StarSymbol" style:font-size-complex="9pt"/>
    </style:style>
    <style:style style:name="WW_5f_CharLFO7LVL5" style:display-name="WW_CharLFO7LVL5" style:family="text">
      <style:text-properties style:font-name="StarSymbol" fo:font-size="9pt" style:font-name-asian="StarSymbol" style:font-size-asian="9pt" style:font-name-complex="StarSymbol" style:font-size-complex="9pt"/>
    </style:style>
    <style:style style:name="WW_5f_CharLFO7LVL6" style:display-name="WW_CharLFO7LVL6" style:family="text">
      <style:text-properties style:font-name="StarSymbol" fo:font-size="9pt" style:font-name-asian="StarSymbol" style:font-size-asian="9pt" style:font-name-complex="StarSymbol" style:font-size-complex="9pt"/>
    </style:style>
    <style:style style:name="WW_5f_CharLFO7LVL7" style:display-name="WW_CharLFO7LVL7" style:family="text">
      <style:text-properties style:font-name="StarSymbol" fo:font-size="9pt" style:font-name-asian="StarSymbol" style:font-size-asian="9pt" style:font-name-complex="StarSymbol" style:font-size-complex="9pt"/>
    </style:style>
    <style:style style:name="WW_5f_CharLFO7LVL8" style:display-name="WW_CharLFO7LVL8" style:family="text">
      <style:text-properties style:font-name="StarSymbol" fo:font-size="9pt" style:font-name-asian="StarSymbol" style:font-size-asian="9pt" style:font-name-complex="StarSymbol" style:font-size-complex="9pt"/>
    </style:style>
    <style:style style:name="WW_5f_CharLFO7LVL9" style:display-name="WW_CharLFO7LVL9" style:family="text">
      <style:text-properties style:font-name="StarSymbol" fo:font-size="9pt" style:font-name-asian="StarSymbol" style:font-size-asian="9pt" style:font-name-complex="StarSymbol" style:font-size-complex="9pt"/>
    </style:style>
    <style:style style:name="WW_5f_CharLFO8LVL1" style:display-name="WW_CharLFO8LVL1" style:family="text">
      <style:text-properties style:font-name="StarSymbol" fo:font-size="9pt" style:font-name-asian="StarSymbol" style:font-size-asian="9pt" style:font-name-complex="StarSymbol" style:font-size-complex="9pt"/>
    </style:style>
    <style:style style:name="WW_5f_CharLFO8LVL2" style:display-name="WW_CharLFO8LVL2" style:family="text">
      <style:text-properties style:font-name="StarSymbol" fo:font-size="9pt" style:font-name-asian="StarSymbol" style:font-size-asian="9pt" style:font-name-complex="StarSymbol" style:font-size-complex="9pt"/>
    </style:style>
    <style:style style:name="WW_5f_CharLFO8LVL3" style:display-name="WW_CharLFO8LVL3" style:family="text">
      <style:text-properties style:font-name="StarSymbol" fo:font-size="9pt" style:font-name-asian="StarSymbol" style:font-size-asian="9pt" style:font-name-complex="StarSymbol" style:font-size-complex="9pt"/>
    </style:style>
    <style:style style:name="WW_5f_CharLFO8LVL4" style:display-name="WW_CharLFO8LVL4" style:family="text">
      <style:text-properties style:font-name="StarSymbol" fo:font-size="9pt" style:font-name-asian="StarSymbol" style:font-size-asian="9pt" style:font-name-complex="StarSymbol" style:font-size-complex="9pt"/>
    </style:style>
    <style:style style:name="WW_5f_CharLFO8LVL5" style:display-name="WW_CharLFO8LVL5" style:family="text">
      <style:text-properties style:font-name="StarSymbol" fo:font-size="9pt" style:font-name-asian="StarSymbol" style:font-size-asian="9pt" style:font-name-complex="StarSymbol" style:font-size-complex="9pt"/>
    </style:style>
    <style:style style:name="WW_5f_CharLFO8LVL6" style:display-name="WW_CharLFO8LVL6" style:family="text">
      <style:text-properties style:font-name="StarSymbol" fo:font-size="9pt" style:font-name-asian="StarSymbol" style:font-size-asian="9pt" style:font-name-complex="StarSymbol" style:font-size-complex="9pt"/>
    </style:style>
    <style:style style:name="WW_5f_CharLFO8LVL7" style:display-name="WW_CharLFO8LVL7" style:family="text">
      <style:text-properties style:font-name="StarSymbol" fo:font-size="9pt" style:font-name-asian="StarSymbol" style:font-size-asian="9pt" style:font-name-complex="StarSymbol" style:font-size-complex="9pt"/>
    </style:style>
    <style:style style:name="WW_5f_CharLFO8LVL8" style:display-name="WW_CharLFO8LVL8" style:family="text">
      <style:text-properties style:font-name="StarSymbol" fo:font-size="9pt" style:font-name-asian="StarSymbol" style:font-size-asian="9pt" style:font-name-complex="StarSymbol" style:font-size-complex="9pt"/>
    </style:style>
    <style:style style:name="WW_5f_CharLFO8LVL9" style:display-name="WW_CharLFO8LVL9" style:family="text">
      <style:text-properties style:font-name="StarSymbol" fo:font-size="9pt" style:font-name-asian="StarSymbol" style:font-size-asian="9pt" style:font-name-complex="StarSymbol" style:font-size-complex="9pt"/>
    </style:style>
    <style:style style:name="WW_5f_CharLFO9LVL1" style:display-name="WW_CharLFO9LVL1" style:family="text">
      <style:text-properties style:font-name="StarSymbol" fo:font-size="9pt" style:font-name-asian="StarSymbol" style:font-size-asian="9pt" style:font-name-complex="StarSymbol" style:font-size-complex="9pt"/>
    </style:style>
    <style:style style:name="WW_5f_CharLFO9LVL2" style:display-name="WW_CharLFO9LVL2" style:family="text">
      <style:text-properties style:font-name="StarSymbol" fo:font-size="9pt" style:font-name-asian="StarSymbol" style:font-size-asian="9pt" style:font-name-complex="StarSymbol" style:font-size-complex="9pt"/>
    </style:style>
    <style:style style:name="WW_5f_CharLFO9LVL3" style:display-name="WW_CharLFO9LVL3" style:family="text">
      <style:text-properties style:font-name="StarSymbol" fo:font-size="9pt" style:font-name-asian="StarSymbol" style:font-size-asian="9pt" style:font-name-complex="StarSymbol" style:font-size-complex="9pt"/>
    </style:style>
    <style:style style:name="WW_5f_CharLFO9LVL4" style:display-name="WW_CharLFO9LVL4" style:family="text">
      <style:text-properties style:font-name="StarSymbol" fo:font-size="9pt" style:font-name-asian="StarSymbol" style:font-size-asian="9pt" style:font-name-complex="StarSymbol" style:font-size-complex="9pt"/>
    </style:style>
    <style:style style:name="WW_5f_CharLFO9LVL5" style:display-name="WW_CharLFO9LVL5" style:family="text">
      <style:text-properties style:font-name="StarSymbol" fo:font-size="9pt" style:font-name-asian="StarSymbol" style:font-size-asian="9pt" style:font-name-complex="StarSymbol" style:font-size-complex="9pt"/>
    </style:style>
    <style:style style:name="WW_5f_CharLFO9LVL6" style:display-name="WW_CharLFO9LVL6" style:family="text">
      <style:text-properties style:font-name="StarSymbol" fo:font-size="9pt" style:font-name-asian="StarSymbol" style:font-size-asian="9pt" style:font-name-complex="StarSymbol" style:font-size-complex="9pt"/>
    </style:style>
    <style:style style:name="WW_5f_CharLFO9LVL7" style:display-name="WW_CharLFO9LVL7" style:family="text">
      <style:text-properties style:font-name="StarSymbol" fo:font-size="9pt" style:font-name-asian="StarSymbol" style:font-size-asian="9pt" style:font-name-complex="StarSymbol" style:font-size-complex="9pt"/>
    </style:style>
    <style:style style:name="WW_5f_CharLFO9LVL8" style:display-name="WW_CharLFO9LVL8" style:family="text">
      <style:text-properties style:font-name="StarSymbol" fo:font-size="9pt" style:font-name-asian="StarSymbol" style:font-size-asian="9pt" style:font-name-complex="StarSymbol" style:font-size-complex="9pt"/>
    </style:style>
    <style:style style:name="WW_5f_CharLFO9LVL9" style:display-name="WW_CharLFO9LVL9" style:family="text">
      <style:text-properties style:font-name="StarSymbol" fo:font-size="9pt" style:font-name-asian="StarSymbol" style:font-size-asian="9pt" style:font-name-complex="StarSymbol" style:font-size-complex="9pt"/>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3" style:next-style-name="MP1"/>
    <style:master-page style:name="MP2" style:page-layout-name="Mpm3"/>
    <style:master-page style:name="MPF2" style:page-layout-name="Mpm3" style:next-style-name="MP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08-23T10:11:00Z</meta:creation-date>
    <dc:date>2010-01-18T21:54:46.44</dc:date>
    <meta:editing-cycles>216</meta:editing-cycles>
    <meta:editing-duration>PT220H29M24S</meta:editing-duration>
    <meta:document-statistic meta:table-count="15" meta:image-count="0" meta:object-count="0" meta:page-count="18" meta:paragraph-count="355" meta:word-count="6236" meta:character-count="39822"/>
    <meta:user-defined meta:name="Info 1"/>
    <meta:user-defined meta:name="Info 2"/>
    <meta:user-defined meta:name="Info 3"/>
    <meta:user-defined meta:name="Info 4"/>
    <meta:template xlink:type="simple" xlink:actuate="onRequest" xlink:title="" xlink:href="Normal.dotm"/>
  </office:meta>
</office:document-meta>
</file>